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font-size="16pt" style:font-size-asian="16pt" style:font-size-complex="16pt"/>
    </style:style>
    <style:style style:name="P2" style:family="paragraph" style:parent-style-name="Footer">
      <style:text-properties officeooo:paragraph-rsid="003c9635"/>
    </style:style>
    <style:style style:name="P3" style:family="paragraph" style:parent-style-name="Preformatted_20_Text">
      <style:text-properties fo:font-size="9pt" style:font-size-asian="9pt" style:font-size-complex="9pt"/>
    </style:style>
    <style:style style:name="P4" style:family="paragraph" style:parent-style-name="Preformatted_20_Text">
      <style:text-properties fo:font-size="9pt" officeooo:rsid="002523a2" officeooo:paragraph-rsid="002523a2" style:font-size-asian="9pt" style:font-size-complex="9pt"/>
    </style:style>
    <style:style style:name="P5" style:family="paragraph" style:parent-style-name="Preformatted_20_Text">
      <style:text-properties fo:font-size="9pt" officeooo:rsid="0040fb3b" officeooo:paragraph-rsid="0040fb3b" style:font-size-asian="9pt" style:font-size-complex="9pt"/>
    </style:style>
    <style:style style:name="P6" style:family="paragraph" style:parent-style-name="Preformatted_20_Text">
      <style:text-properties fo:font-size="12pt" officeooo:paragraph-rsid="005c0b04" style:font-size-asian="12pt" style:font-size-complex="12pt"/>
    </style:style>
    <style:style style:name="P7" style:family="paragraph" style:parent-style-name="Preformatted_20_Text">
      <style:text-properties officeooo:rsid="001c1327" officeooo:paragraph-rsid="005c0b04"/>
    </style:style>
    <style:style style:name="P8" style:family="paragraph" style:parent-style-name="Preformatted_20_Text">
      <style:text-properties officeooo:paragraph-rsid="005c0b04"/>
    </style:style>
    <style:style style:name="P9" style:family="paragraph" style:parent-style-name="Standard">
      <style:text-properties style:font-name="Liberation Serif" fo:font-size="12pt" fo:font-weight="normal" officeooo:rsid="00de640f" officeooo:paragraph-rsid="00173bf6"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29f955" officeooo:paragraph-rsid="00173bf6"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aff4a" officeooo:paragraph-rsid="002aff4a"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3f1d46" officeooo:paragraph-rsid="003f1d46" style:font-size-asian="12pt" style:font-weight-asian="normal" style:font-size-complex="12pt" style:font-weight-complex="normal"/>
    </style:style>
    <style:style style:name="P13" style:family="paragraph" style:parent-style-name="Standard">
      <style:text-properties officeooo:rsid="002c6168" officeooo:paragraph-rsid="002c6168"/>
    </style:style>
    <style:style style:name="P14" style:family="paragraph" style:parent-style-name="Standard">
      <style:text-properties officeooo:rsid="002deaa5" officeooo:paragraph-rsid="002deaa5"/>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paragraph-rsid="00341125" style:font-weight-asian="bold" style:font-weight-complex="bold"/>
    </style:style>
    <style:style style:name="P17" style:family="paragraph" style:parent-style-name="Standard">
      <style:text-properties officeooo:paragraph-rsid="00341125"/>
    </style:style>
    <style:style style:name="P18" style:family="paragraph" style:parent-style-name="Standard">
      <style:text-properties fo:font-size="14pt" fo:font-style="normal" fo:font-weight="normal" officeooo:rsid="00e4c028" officeooo:paragraph-rsid="003c9635" style:font-size-asian="14pt" style:font-style-asian="normal" style:font-weight-asian="normal" style:font-size-complex="14pt" style:font-style-complex="normal" style:font-weight-complex="normal"/>
    </style:style>
    <style:style style:name="P19" style:family="paragraph" style:parent-style-name="Standard">
      <style:text-properties officeooo:paragraph-rsid="003c9635"/>
    </style:style>
    <style:style style:name="P20" style:family="paragraph" style:parent-style-name="Standard">
      <style:text-properties officeooo:rsid="0040fb3b" officeooo:paragraph-rsid="0040fb3b"/>
    </style:style>
    <style:style style:name="P21" style:family="paragraph" style:parent-style-name="Standard">
      <style:text-properties officeooo:rsid="004229ab"/>
    </style:style>
    <style:style style:name="P22" style:family="paragraph" style:parent-style-name="Standard">
      <style:text-properties officeooo:rsid="00425475" officeooo:paragraph-rsid="00425475"/>
    </style:style>
    <style:style style:name="P23" style:family="paragraph" style:parent-style-name="Standard">
      <style:text-properties officeooo:rsid="003714e7" officeooo:paragraph-rsid="00436011"/>
    </style:style>
    <style:style style:name="P24" style:family="paragraph" style:parent-style-name="Standard">
      <style:text-properties officeooo:rsid="00436011" officeooo:paragraph-rsid="00436011"/>
    </style:style>
    <style:style style:name="P25" style:family="paragraph" style:parent-style-name="Standard">
      <style:text-properties officeooo:paragraph-rsid="003714e7"/>
    </style:style>
    <style:style style:name="P26" style:family="paragraph" style:parent-style-name="Standard">
      <style:text-properties officeooo:rsid="0049862a"/>
    </style:style>
    <style:style style:name="P27" style:family="paragraph" style:parent-style-name="Standard">
      <style:text-properties officeooo:rsid="0049862a" officeooo:paragraph-rsid="0049862a"/>
    </style:style>
    <style:style style:name="P28" style:family="paragraph" style:parent-style-name="Standard">
      <style:text-properties officeooo:rsid="0049862a" officeooo:paragraph-rsid="004a7205"/>
    </style:style>
    <style:style style:name="P29" style:family="paragraph" style:parent-style-name="Standard">
      <style:text-properties officeooo:rsid="0049862a" officeooo:paragraph-rsid="00504686"/>
    </style:style>
    <style:style style:name="P30" style:family="paragraph" style:parent-style-name="Standard">
      <style:text-properties style:font-name="Liberation Mono" fo:font-size="10pt" style:font-size-asian="10pt" style:font-size-complex="10pt"/>
    </style:style>
    <style:style style:name="P31" style:family="paragraph" style:parent-style-name="Standard">
      <style:text-properties style:font-name="Liberation Mono" fo:font-size="10pt" officeooo:rsid="0049862a" officeooo:paragraph-rsid="004a7205" style:font-size-asian="10pt" style:font-size-complex="10pt"/>
    </style:style>
    <style:style style:name="P32" style:family="paragraph" style:parent-style-name="Standard">
      <style:text-properties style:font-name="Liberation Mono" fo:font-size="10pt" officeooo:paragraph-rsid="004b06bf" style:font-size-asian="10pt" style:font-size-complex="10pt"/>
    </style:style>
    <style:style style:name="P33" style:family="paragraph" style:parent-style-name="Standard">
      <style:text-properties officeooo:rsid="00de640f" officeooo:paragraph-rsid="004b06bf"/>
    </style:style>
    <style:style style:name="P34" style:family="paragraph" style:parent-style-name="Standard">
      <style:text-properties officeooo:paragraph-rsid="0045b40f"/>
    </style:style>
    <style:style style:name="P35" style:family="paragraph" style:parent-style-name="Standard">
      <style:text-properties officeooo:rsid="00504686" officeooo:paragraph-rsid="00504686"/>
    </style:style>
    <style:style style:name="P36" style:family="paragraph" style:parent-style-name="Standard">
      <style:text-properties officeooo:paragraph-rsid="00549dbe"/>
    </style:style>
    <style:style style:name="P37" style:family="paragraph" style:parent-style-name="Standard">
      <style:text-properties officeooo:rsid="00553b14" officeooo:paragraph-rsid="00567054"/>
    </style:style>
    <style:style style:name="P38" style:family="paragraph" style:parent-style-name="Standard">
      <style:text-properties officeooo:paragraph-rsid="00567054"/>
    </style:style>
    <style:style style:name="P39" style:family="paragraph" style:parent-style-name="Standard">
      <style:text-properties officeooo:paragraph-rsid="0057a795"/>
    </style:style>
    <style:style style:name="P40" style:family="paragraph" style:parent-style-name="Text_20_body">
      <style:text-properties officeooo:paragraph-rsid="00173bf6"/>
    </style:style>
    <style:style style:name="P41" style:family="paragraph" style:parent-style-name="Text_20_body">
      <style:text-properties fo:font-size="12pt" officeooo:paragraph-rsid="00173bf6" style:font-size-asian="12pt" style:font-size-complex="12pt"/>
    </style:style>
    <style:style style:name="P42" style:family="paragraph" style:parent-style-name="Text_20_body">
      <style:text-properties officeooo:rsid="0023f64b" officeooo:paragraph-rsid="0023f64b"/>
    </style:style>
    <style:style style:name="P43" style:family="paragraph" style:parent-style-name="Text_20_body">
      <style:text-properties officeooo:rsid="0029f955" officeooo:paragraph-rsid="002ba7bb"/>
    </style:style>
    <style:style style:name="P44" style:family="paragraph" style:parent-style-name="Text_20_body">
      <style:text-properties officeooo:paragraph-rsid="002fe7ef"/>
    </style:style>
    <style:style style:name="P45" style:family="paragraph" style:parent-style-name="Text_20_body">
      <style:text-properties officeooo:rsid="002523a2" officeooo:paragraph-rsid="002523a2"/>
    </style:style>
    <style:style style:name="P46" style:family="paragraph" style:parent-style-name="Text_20_body">
      <style:text-properties officeooo:paragraph-rsid="005c0b04"/>
    </style:style>
    <style:style style:name="P47" style:family="paragraph" style:parent-style-name="Text_20_body">
      <style:text-properties officeooo:paragraph-rsid="005f6957"/>
    </style:style>
    <style:style style:name="P48" style:family="paragraph" style:parent-style-name="Text_20_body">
      <style:text-properties officeooo:rsid="00610117" officeooo:paragraph-rsid="00610117"/>
    </style:style>
    <style:style style:name="P49" style:family="paragraph" style:parent-style-name="Text_20_body">
      <style:text-properties officeooo:paragraph-rsid="00610117"/>
    </style:style>
    <style:style style:name="P50" style:family="paragraph" style:parent-style-name="Preformatted_20_Text">
      <style:paragraph-properties fo:margin-top="0in" fo:margin-bottom="0.1965in" style:contextual-spacing="false"/>
      <style:text-properties fo:font-size="9pt" style:font-size-asian="9pt" style:font-size-complex="9pt"/>
    </style:style>
    <style:style style:name="P51" style:family="paragraph" style:parent-style-name="Preformatted_20_Text">
      <style:text-properties style:font-name="Liberation Serif" fo:font-size="12pt" officeooo:rsid="001c1327" officeooo:paragraph-rsid="005c0b04" style:font-size-asian="12pt" style:font-size-complex="12pt"/>
    </style:style>
    <style:style style:name="P52" style:family="paragraph" style:parent-style-name="Preformatted_20_Text">
      <style:text-properties style:font-name="Liberation Mono" fo:font-size="10pt" fo:font-weight="normal" officeooo:rsid="002fe7ef" style:font-size-asian="10pt" style:font-weight-asian="normal" style:font-size-complex="10pt" style:font-weight-complex="normal"/>
    </style:style>
    <style:style style:name="P53" style:family="paragraph" style:parent-style-name="Heading_20_2">
      <style:text-properties officeooo:rsid="005b337b"/>
    </style:style>
    <style:style style:name="P54" style:family="paragraph" style:parent-style-name="Heading_20_4">
      <style:text-properties officeooo:paragraph-rsid="00341125"/>
    </style:style>
    <style:style style:name="P55" style:family="paragraph" style:parent-style-name="Heading_20_4">
      <style:text-properties officeooo:paragraph-rsid="005c0b04"/>
    </style:style>
    <style:style style:name="P56" style:family="paragraph" style:parent-style-name="Heading_20_4">
      <style:text-properties officeooo:paragraph-rsid="00173bf6"/>
    </style:style>
    <style:style style:name="P57" style:family="paragraph" style:parent-style-name="Heading_20_4">
      <style:text-properties officeooo:paragraph-rsid="004b06bf"/>
    </style:style>
    <style:style style:name="P58" style:family="paragraph" style:parent-style-name="Standard">
      <style:text-properties fo:font-weight="bold" officeooo:rsid="003174e8" style:font-weight-asian="bold" style:font-weight-complex="bold"/>
    </style:style>
    <style:style style:name="P59" style:family="paragraph" style:parent-style-name="Standard" style:list-style-name="L1"/>
    <style:style style:name="P60" style:family="paragraph" style:parent-style-name="Standard" style:list-style-name="L2"/>
    <style:style style:name="P61" style:family="paragraph" style:parent-style-name="Standard" style:list-style-name="L3">
      <style:text-properties officeooo:paragraph-rsid="0057a795"/>
    </style:style>
    <style:style style:name="P62" style:family="paragraph" style:parent-style-name="Standard">
      <style:text-properties officeooo:rsid="004712ad" officeooo:paragraph-rsid="004712ad"/>
    </style:style>
    <style:style style:name="P63" style:family="paragraph" style:parent-style-name="Standard" style:list-style-name="L4"/>
    <style:style style:name="P64" style:family="paragraph" style:parent-style-name="Standard" style:list-style-name="L5"/>
    <style:style style:name="P65" style:family="paragraph" style:parent-style-name="Standard" style:list-style-name="L5">
      <style:text-properties fo:font-size="10.5pt" style:font-size-asian="10.5pt" style:font-size-complex="10.5pt"/>
    </style:style>
    <style:style style:name="P66" style:family="paragraph" style:parent-style-name="Standard" style:list-style-name="L5">
      <style:text-properties style:font-name="Liberation Serif" fo:font-size="11pt" style:font-size-asian="11pt" style:font-size-complex="11pt"/>
    </style:style>
    <style:style style:name="P67" style:family="paragraph" style:parent-style-name="Standard">
      <style:text-properties style:font-name="Liberation Serif" fo:font-size="12pt" fo:font-weight="normal" officeooo:rsid="002fe7ef" officeooo:paragraph-rsid="004b06bf" style:font-size-asian="12pt" style:font-weight-asian="normal" style:font-size-complex="12pt" style:font-weight-complex="normal"/>
    </style:style>
    <style:style style:name="P68" style:family="paragraph" style:parent-style-name="Standard">
      <style:text-properties style:font-name="Liberation Serif" fo:font-size="12pt" fo:font-weight="normal" officeooo:rsid="003f1d46" officeooo:paragraph-rsid="003f1d46"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06510bc" officeooo:paragraph-rsid="006510bc" style:font-size-asian="12pt" style:font-weight-asian="normal" style:font-size-complex="12pt" style:font-weight-complex="normal"/>
    </style:style>
    <style:style style:name="P70" style:family="paragraph" style:parent-style-name="Standard">
      <style:text-properties style:font-name="Liberation Serif" fo:font-size="12pt" fo:font-weight="normal" officeooo:rsid="0067069d" officeooo:paragraph-rsid="0067069d" style:font-size-asian="12pt" style:font-weight-asian="normal" style:font-size-complex="12pt" style:font-weight-complex="normal"/>
    </style:style>
    <style:style style:name="P71" style:family="paragraph" style:parent-style-name="Standard">
      <style:text-properties style:font-name="Liberation Mono" fo:font-size="10pt" officeooo:paragraph-rsid="004b06bf" style:font-size-asian="10pt" style:font-size-complex="10pt"/>
    </style:style>
    <style:style style:name="P72" style:family="paragraph" style:parent-style-name="Standard">
      <style:text-properties officeooo:paragraph-rsid="00549dbe"/>
    </style:style>
    <style:style style:name="P73" style:family="paragraph" style:parent-style-name="Standard">
      <style:text-properties officeooo:rsid="006510bc" officeooo:paragraph-rsid="006510bc"/>
    </style:style>
    <style:style style:name="P74" style:family="paragraph" style:parent-style-name="Text_20_body" style:list-style-name="L5">
      <style:text-properties fo:font-size="12pt" officeooo:paragraph-rsid="00173bf6" style:font-size-asian="12pt" style:font-size-complex="12pt"/>
    </style:style>
    <style:style style:name="T1" style:family="text">
      <style:text-properties officeooo:rsid="0057a795"/>
    </style:style>
    <style:style style:name="T2" style:family="text">
      <style:text-properties officeooo:rsid="003d4a79"/>
    </style:style>
    <style:style style:name="T3" style:family="text">
      <style:text-properties officeooo:rsid="03d8af26"/>
    </style:style>
    <style:style style:name="T4" style:family="text">
      <style:text-properties officeooo:rsid="03da0070"/>
    </style:style>
    <style:style style:name="T5" style:family="text">
      <style:text-properties style:font-name="Liberation Serif"/>
    </style:style>
    <style:style style:name="T6" style:family="text">
      <style:text-properties style:font-name="Liberation Serif" officeooo:rsid="01ecfc22"/>
    </style:style>
    <style:style style:name="T7" style:family="text">
      <style:text-properties style:font-name="Liberation Serif" officeooo:rsid="00d9d3bd"/>
    </style:style>
    <style:style style:name="T8" style:family="text">
      <style:text-properties style:font-name="Liberation Serif" officeooo:rsid="00de640f"/>
    </style:style>
    <style:style style:name="T9" style:family="text">
      <style:text-properties style:font-name="Liberation Serif" officeooo:rsid="00dad54f"/>
    </style:style>
    <style:style style:name="T10" style:family="text">
      <style:text-properties style:font-name="Liberation Serif" officeooo:rsid="00dc8f8c"/>
    </style:style>
    <style:style style:name="T11" style:family="text">
      <style:text-properties style:font-name="Liberation Serif" officeooo:rsid="001c1327"/>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fo:font-weight="normal" officeooo:rsid="002ba7bb" style:font-size-asian="12pt" style:font-weight-asian="normal" style:font-size-complex="12pt" style:font-weight-complex="normal"/>
    </style:style>
    <style:style style:name="T14" style:family="text">
      <style:text-properties style:font-name="Liberation Serif" fo:font-size="12pt" fo:font-weight="normal" officeooo:rsid="002fe7ef" style:font-size-asian="12pt" style:font-weight-asian="normal" style:font-size-complex="12pt" style:font-weight-complex="normal"/>
    </style:style>
    <style:style style:name="T15" style:family="text">
      <style:text-properties style:font-name="Liberation Serif" fo:font-size="12pt" fo:font-weight="normal" officeooo:rsid="003174e8" style:font-size-asian="12pt" style:font-weight-asian="normal" style:font-size-complex="12pt" style:font-weight-complex="normal"/>
    </style:style>
    <style:style style:name="T16" style:family="text">
      <style:text-properties style:font-name="Liberation Serif" fo:font-size="11pt" style:font-size-asian="11pt" style:font-size-complex="11pt"/>
    </style:style>
    <style:style style:name="T17" style:family="text">
      <style:text-properties style:font-name="Liberation Serif" officeooo:rsid="00610117"/>
    </style:style>
    <style:style style:name="T18" style:family="text">
      <style:text-properties style:text-position="super 58%" style:font-name="Liberation Serif"/>
    </style:style>
    <style:style style:name="T19" style:family="text">
      <style:text-properties style:text-position="super 58%" style:font-name="Liberation Serif" officeooo:rsid="00dad54f"/>
    </style:style>
    <style:style style:name="T20" style:family="text">
      <style:text-properties officeooo:rsid="01ecfc22"/>
    </style:style>
    <style:style style:name="T21" style:family="text">
      <style:text-properties officeooo:rsid="01ee167a"/>
    </style:style>
    <style:style style:name="T22" style:family="text">
      <style:text-properties fo:font-weight="bold" style:font-weight-asian="bold" style:font-weight-complex="bold"/>
    </style:style>
    <style:style style:name="T23" style:family="text">
      <style:text-properties fo:font-weight="bold" officeooo:rsid="0029f955" style:font-weight-asian="bold" style:font-weight-complex="bold"/>
    </style:style>
    <style:style style:name="T24" style:family="text">
      <style:text-properties fo:font-weight="bold" officeooo:rsid="003174e8" style:font-weight-asian="bold" style:font-weight-complex="bold"/>
    </style:style>
    <style:style style:name="T25" style:family="text">
      <style:text-properties fo:font-weight="bold" officeooo:rsid="0039e613" style:font-weight-asian="bold" style:font-weight-complex="bold"/>
    </style:style>
    <style:style style:name="T26" style:family="text">
      <style:text-properties officeooo:rsid="03cf423f"/>
    </style:style>
    <style:style style:name="T27" style:family="text">
      <style:text-properties officeooo:rsid="03d0f3cc"/>
    </style:style>
    <style:style style:name="T28" style:family="text">
      <style:text-properties officeooo:rsid="03dbdde5"/>
    </style:style>
    <style:style style:name="T29" style:family="text">
      <style:text-properties officeooo:rsid="03d26de5"/>
    </style:style>
    <style:style style:name="T30" style:family="text">
      <style:text-properties officeooo:rsid="03d6c877"/>
    </style:style>
    <style:style style:name="T31" style:family="text">
      <style:text-properties officeooo:rsid="00173bf6"/>
    </style:style>
    <style:style style:name="T32" style:family="text">
      <style:text-properties officeooo:rsid="00190b91"/>
    </style:style>
    <style:style style:name="T33" style:family="text">
      <style:text-properties officeooo:rsid="001af039"/>
    </style:style>
    <style:style style:name="T34" style:family="text">
      <style:text-properties officeooo:rsid="001c1327"/>
    </style:style>
    <style:style style:name="T35" style:family="text">
      <style:text-properties officeooo:rsid="001d5de3"/>
    </style:style>
    <style:style style:name="T36" style:family="text">
      <style:text-properties officeooo:rsid="001e7fca"/>
    </style:style>
    <style:style style:name="T37" style:family="text">
      <style:text-properties officeooo:rsid="001f7628"/>
    </style:style>
    <style:style style:name="T38" style:family="text">
      <style:text-properties officeooo:rsid="0023f64b"/>
    </style:style>
    <style:style style:name="T39" style:family="text">
      <style:text-properties officeooo:rsid="0029f955"/>
    </style:style>
    <style:style style:name="T40" style:family="text">
      <style:text-properties officeooo:rsid="002aff4a"/>
    </style:style>
    <style:style style:name="T41" style:family="text">
      <style:text-properties officeooo:rsid="002ba7bb"/>
    </style:style>
    <style:style style:name="T42" style:family="text">
      <style:text-properties officeooo:rsid="002c6168"/>
    </style:style>
    <style:style style:name="T43" style:family="text">
      <style:text-properties officeooo:rsid="002fe7ef"/>
    </style:style>
    <style:style style:name="T44" style:family="text">
      <style:text-properties officeooo:rsid="003714e7"/>
    </style:style>
    <style:style style:name="T45" style:family="text">
      <style:text-properties fo:language="fr" fo:country="FR"/>
    </style:style>
    <style:style style:name="T46" style:family="text">
      <style:text-properties fo:language="fr" fo:country="FR" officeooo:rsid="003714e7"/>
    </style:style>
    <style:style style:name="T47" style:family="text">
      <style:text-properties officeooo:rsid="003880b0"/>
    </style:style>
    <style:style style:name="T48" style:family="text">
      <style:text-properties fo:font-size="9pt" style:font-size-asian="9pt" style:font-size-complex="9pt"/>
    </style:style>
    <style:style style:name="T49" style:family="text">
      <style:text-properties fo:font-size="9pt" officeooo:rsid="003c9635" style:font-size-asian="9pt" style:font-size-complex="9pt"/>
    </style:style>
    <style:style style:name="T50" style:family="text">
      <style:text-properties fo:font-size="9pt" fo:font-style="normal" fo:font-weight="normal" officeooo:rsid="00e4c028" style:font-size-asian="9pt" style:font-style-asian="normal" style:font-weight-asian="normal" style:font-size-complex="9pt" style:font-style-complex="normal" style:font-weight-complex="normal"/>
    </style:style>
    <style:style style:name="T51" style:family="text">
      <style:text-properties fo:font-size="9pt" fo:font-weight="bold" style:font-size-asian="9pt" style:font-weight-asian="bold" style:font-size-complex="9pt" style:font-weight-complex="bold"/>
    </style:style>
    <style:style style:name="T52" style:family="text">
      <style:text-properties fo:font-size="10.5pt" style:font-size-asian="10.5pt" style:font-size-complex="10.5pt"/>
    </style:style>
    <style:style style:name="T53" style:family="text">
      <style:text-properties fo:font-size="10.5pt" fo:font-weight="bold" style:font-size-asian="10.5pt" style:font-weight-asian="bold" style:font-size-complex="10.5pt" style:font-weight-complex="bold"/>
    </style:style>
    <style:style style:name="T54" style:family="text">
      <style:text-properties officeooo:rsid="0040fb3b"/>
    </style:style>
    <style:style style:name="T55" style:family="text">
      <style:text-properties officeooo:rsid="004229ab"/>
    </style:style>
    <style:style style:name="T56" style:family="text">
      <style:text-properties officeooo:rsid="00425475"/>
    </style:style>
    <style:style style:name="T57" style:family="text">
      <style:text-properties officeooo:rsid="00436011"/>
    </style:style>
    <style:style style:name="T58" style:family="text">
      <style:text-properties officeooo:rsid="0045b40f"/>
    </style:style>
    <style:style style:name="T59" style:family="text">
      <style:text-properties officeooo:rsid="004712ad"/>
    </style:style>
    <style:style style:name="T60" style:family="text">
      <style:text-properties officeooo:rsid="0047928f"/>
    </style:style>
    <style:style style:name="T61" style:family="text">
      <style:text-properties style:font-name="Liberation Mono"/>
    </style:style>
    <style:style style:name="T62" style:family="text">
      <style:text-properties style:font-name="Liberation Mono" fo:font-size="10pt" style:font-size-asian="10pt" style:font-size-complex="10pt"/>
    </style:style>
    <style:style style:name="T63" style:family="text">
      <style:text-properties style:font-name="Liberation Mono" officeooo:rsid="004a7205"/>
    </style:style>
    <style:style style:name="T64" style:family="text">
      <style:text-properties officeooo:rsid="004a7205"/>
    </style:style>
    <style:style style:name="T65" style:family="text">
      <style:text-properties officeooo:rsid="00504686"/>
    </style:style>
    <style:style style:name="T66" style:family="text">
      <style:text-properties officeooo:rsid="00517ebc"/>
    </style:style>
    <style:style style:name="T67" style:family="text">
      <style:text-properties officeooo:rsid="00549dbe"/>
    </style:style>
    <style:style style:name="T68" style:family="text">
      <style:text-properties officeooo:rsid="00553b14"/>
    </style:style>
    <style:style style:name="T69" style:family="text">
      <style:text-properties officeooo:rsid="00567054"/>
    </style:style>
    <style:style style:name="T70" style:family="text">
      <style:text-properties officeooo:rsid="005de533"/>
    </style:style>
    <style:style style:name="T71" style:family="text">
      <style:text-properties officeooo:rsid="005f6957"/>
    </style:style>
    <style:style style:name="T72" style:family="text">
      <style:text-properties officeooo:rsid="00610117"/>
    </style:style>
    <style:style style:name="T73" style:family="text">
      <style:text-properties officeooo:rsid="0061db93"/>
    </style:style>
    <style:style style:name="T74" style:family="text">
      <style:text-properties officeooo:rsid="00624aff"/>
    </style:style>
    <style:style style:name="T75" style:family="text">
      <style:text-properties officeooo:rsid="0064076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1">Copyright and License</text:span><text:span text:style-name="T48">: This </text:span><text:span text:style-name="T49">document</text:span><text:span text:style-name="T48"> is (c) Copyright 2021, Edward C. Zimmermann. </text:span></text:p>
      <text:p text:style-name="P19"><text:span text:style-name="T50">It is provided under the <text:s/>“Attribution 4.0 International (CC BY 4.0) </text:span><text:a xlink:type="simple" xlink:href="https://creativecommons.org/licenses/by/4.0/legalcode" text:style-name="Internet_20_link" text:visited-style-name="Visited_20_Internet_20_Link"><text:span text:style-name="T50">License</text:span></text:a><text:span text:style-name="T50">”.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15"/>
      <text:p text:style-name="Standard"><text:span text:style-name="T23">The basis of the parser is to support the paradigm defined within ISO-8601:2019 and EDTF (the Extended Date Time Format) </text:span><text:span text:style-name="T24">through a number of common date expresssions </text:span><text:span text:style-name="T25">including national expressions and those frequently found in emails and other electronic documents</text:span><text:span text:style-name="T24">.</text:span></text:p>
      <text:p text:style-name="P58"/>
      <text:h text:style-name="P53" text:outline-level="2">Introduction to the formats</text:h>
      <text:p text:style-name="P39">ISO 8601 <text:span text:style-name="T75">(various editions)</text:span>, RFC 2822 and RFC 3339 are <text:s/>standards for date and time representation covering the formatting of date and time (with or without possible fractional seconds) and timezone info. <text:span text:style-name="T75">They are widely used.</text:span></text:p>
      <text:p text:style-name="P39"/>
      <text:p text:style-name="P39"><text:span text:style-name="T1">NOTE: </text:span><text:span text:style-name="T26">I</text:span><text:span text:style-name="T68">SO 8601:2004 has been superseded by ISO 8601:2019. </text:span><text:span text:style-name="T70">It is curently in the process of being adopted by a number of national standardards organizations (and has already been adopted by, among others, DIN, BSI)</text:span></text:p>
      <text:h text:style-name="P54" text:outline-level="4">ISO-8601:2019</text:h>
      <text:p text:style-name="Standard">Predecessors:</text:p>
      <text:list xml:id="list2556662901" text:style-name="L1">
        <text:list-item>
          <text:p text:style-name="P59">ISO 2014:1976 (all-numeric dates)</text:p>
        </text:list-item>
        <text:list-item>
          <text:p text:style-name="P59">ISO 2015:1976 (week numbering)</text:p>
        </text:list-item>
        <text:list-item>
          <text:p text:style-name="P59">ISO 2711:1973 (ordinal date numbering)</text:p>
        </text:list-item>
        <text:list-item>
          <text:p text:style-name="P59">ISO 3307:1975 (representations of time of the day)</text:p>
        </text:list-item>
        <text:list-item>
          <text:p text:style-name="P59">ISO 4031:1978 (time differentials)</text:p>
        </text:list-item>
      </text:list>
      <text:p text:style-name="Text_20_body">These standards were all superseded by the first ISO 8601, ISO 8601:1988.</text:p>
      <text:p text:style-name="Standard">And subsequently ISO 8601 has been updated multiple times:</text:p>
      <text:list xml:id="list1737839973" text:style-name="L2">
        <text:list-item>
          <text:p text:style-name="P60">ISO 8601:1988</text:p>
        </text:list-item>
        <text:list-item>
          <text:p text:style-name="P60">ISO 8601:1988/Cor 1:1991</text:p>
        </text:list-item>
        <text:list-item>
          <text:p text:style-name="P60">ISO 8601:2000</text:p>
        </text:list-item>
        <text:list-item>
          <text:p text:style-name="P60">ISO 8601:2004</text:p>
        </text:list-item>
      </text:list>
      <text:p text:style-name="P39">ISO 8601:2004 was in need of revision and improvement. <text:span text:style-name="T69">A group centered around the US Library of Congress (including the author) worked over a period of serveral years to develop a date/time standard that filled in some of the features that many within, especially the bibliographic community, felt were sorely needed such as years beyond 4-digits, negative years, specifying moving days, recurring events, seasons, uncertainty and precision. That word the EDTF (Extended Date Time Format) came to form the basis of the new standard.</text:span></text:p>
      <text:list xml:id="list236702584" text:style-name="L3">
        <text:list-item>
          <text:p text:style-name="P61"><text:span text:style-name="T69">ISO 8601:2</text:span><text:span text:style-name="T1">019</text:span></text:p>
        </text:list-item>
      </text:list>
      <text:p text:style-name="P37">Of particular significance the new editions (which is effectively a new standard) contains:</text:p>
      <text:p text:style-name="P38"><text:s text:c="4"/>— <text:span text:style-name="T68">a concept of precision</text:span></text:p>
      <text:p text:style-name="P38"><text:s text:c="4"/>— uncertain or approximate dates, or dates with portions unspecified;</text:p>
      <text:p text:style-name="P38"><text:s text:c="4"/>— extended time intervals;</text:p>
      <text:p text:style-name="P38"><text:soft-page-break/><text:s text:c="4"/>— divisions of a year;</text:p>
      <text:p text:style-name="P38"><text:s text:c="4"/>— sets and choices of calendar dates;</text:p>
      <text:p text:style-name="P38"><text:s text:c="4"/>— grouped time scale units;</text:p>
      <text:p text:style-name="P38"><text:s text:c="4"/>— repeat rules for recurring time intervals; and</text:p>
      <text:p text:style-name="P38"><text:s text:c="4"/>— date and time arithmetic.</text:p>
      <text:p text:style-name="P38"><text:span text:style-name="T68">It is</text:span> now <text:span text:style-name="T68">in</text:span> two parts. Part 1 specifies basic rules. <text:span text:style-name="T69">It functionally more or less corresponds the the previous standard but has been heavily rewritten (&gt;80%). <text:s/></text:span><text:s/>Part 2 <text:span text:style-name="T69">(wholly new)</text:span> specifies extensions, including community profiles to specify conformance levels for use of which rules.</text:p>
      <text:p text:style-name="P17"/>
      <text:p text:style-name="P17"><text:span text:style-name="T27">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27">ISO-</text:span>8601 expression cookie-cut. <text:span text:style-name="T28">This is wholly ill-suited to task.</text:span> The new 8601 revision now views dates and times as having an implicit (or <text:span text:style-name="T27">explicit</text:span>) accuracy, precision and readability just as the other standards of weights and measures. It also includes vagueness, uncertainty, wildcards and missing information. </text:p>
      <text:p text:style-name="P17"/>
      <text:p text:style-name="P16">Part 1 Basic Rules</text:p>
      <text:p text:style-name="P17">The main changes of interest are representing positive leap seconds as [23:59:60Z] and disallowing the value “24” for hour, so that there is no “end of day” overlap with the beginning of the day [00:00.00Z].</text:p>
      <text:p text:style-name="P17">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17"/>
      <text:p text:style-name="P17">A complete representation of duration can be expressed as a combination of units with designators starting with “P” : PYYMMDDTHHMMSS . By mutual agreement the basic and extended formats prefixed with “P” can be used.</text:p>
      <text:p text:style-name="P17"/>
      <text:p text:style-name="P17"><text:span text:style-name="T22">In Part 2 Extensions</text:span>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17"/>
      <text:p text:style-name="P17">The <text:span text:style-name="T35">code fragement</text:span> does not support the full ISO-8601:2019 including extensions but does include large bits as well as its own extensions—many from the involvement of it’s main author in the creation of the EDTF <text:span text:style-name="T28">standardized</text:span> that formed the 2019 revision of the 8601 standard. </text:p>
      <text:p text:style-name="P17"><text:span text:style-name="T29">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text:span><text:soft-page-break/><text:span text:style-name="T29">despite being on different days. <text:s/>The Line Islands (part of Kiribati) is UTC+14. <text:s/>The timezone of Baker and Howland Islands is UTC-12. <text:s/>Wall clocks in </text:span>Kiritimati <text:span text:style-name="T30">and Howland always read 2 hours apart but on two distant separate days—they are 26 hours apart! </text:span></text:p>
      <text:p text:style-name="P17"/>
      <text:p text:style-name="P17"><text:span text:style-name="T3">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3">0</text:span>:20Z <text:span text:style-name="T3">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4">y</text:span> 1969. <text:s/>20. Juli 1969, 20:17:40 UTC. <text:span text:style-name="T4">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p text:style-name="P17"/>
      <text:h text:style-name="Heading_20_4" text:outline-level="4"><text:span text:style-name="T39">ISO-8601:2019 Part-2 </text:span><text:span text:style-name="T41">extensions</text:span>:</text:h>
      <text:p text:style-name="P43">In ISO-8601:2019 extensions there are two levels defined: 1 and 2.</text:p>
      <text:h text:style-name="Heading_20_4" text:outline-level="4">Approximate (~)</text:h>
      <text:p text:style-name="P9">An estimate that is assumed to be possibly correct, or close to correct, where “closeness” may be dependent on specific application.</text:p>
      <text:h text:style-name="Heading_20_4" text:outline-level="4">Uncertain <text:span text:style-name="T39">(?)</text:span></text:h>
      <text:p text:style-name="P9">We are not sure of the value of the variable (in our case date or time). Uncertainty is independent of precision. The source of the information may itself not be reliable, or we may face several values and not enough information to discern between them. For example we may be uncertain as to the year, or month, or day of an event etc.</text:p>
      <text:h text:style-name="Heading_20_4" text:outline-level="4">The character ‘%’ (per-cent) is used to mean both uncertain and approximate.</text:h>
      <text:p text:style-name="P11">Level 1: <text:span text:style-name="T39">‘?,’ ‘~’, or ‘%’ may only occur at the end of the date string, and it applies to the entire date.</text:span></text:p>
      <text:p text:style-name="P11">Level 2: <text:s/>‘?’, ‘~’, and ‘%’ may be used to qualify a portion of the date</text:p>
      <text:h text:style-name="Heading_20_4" text:outline-level="4">Unspecified <text:span text:style-name="T40">(X) – in earlier versions of EDTF the character ‘u’</text:span></text:h>
      <text:p text:style-name="P9">The value is not stated. The point in time may be unspecified because it did not occur yet, because it is classified, unknown or for any other reason.</text:p>
      <text:p text:style-name="P10"/>
      <text:p text:style-name="P11">Level 1: <text:s/>‘X’ may be substituted for the right-most digits, e.g. day, day and month, …</text:p>
      <text:p text:style-name="P11">Level 2: <text:s/>‘X’ may be used as a replacement for any character in the string.</text:p>
      <text:p text:style-name="P11"/>
      <text:p text:style-name="P12"><text:soft-page-break/>The X does not alter the precision of the expression. It remains the same. The symbol is just a placeholder. Expressions, for example, ‘19XX’ represents a year: an unspecified year within the range of years 1900 to 1999. Note this is slightly different from a year within the 20th century as that expression has a century precision and may contains dates outside of that range.</text:p>
      <text:p text:style-name="P12"/>
      <text:p text:style-name="P12">199X</text:p>
      <text:p text:style-name="P12">some unspecified year in the 1990s. (year precision)</text:p>
      <text:p text:style-name="P12"><text:s/></text:p>
      <text:p text:style-name="P69">19XX</text:p>
      <text:p text:style-name="P69">some unspecified year in the range 1900 to 1999 (year precision)</text:p>
      <text:p text:style-name="P69"/>
      <text:p text:style-name="P69">1999-XX</text:p>
      <text:p text:style-name="P69">some unspecified month in 1999 (month precision)</text:p>
      <text:p text:style-name="P69"><text:s/></text:p>
      <text:p text:style-name="P69">1999-XX-XX</text:p>
      <text:p text:style-name="P69">some day in an unspecified month in 1999 (day precision)</text:p>
      <text:p text:style-name="P69"><text:s/></text:p>
      <text:p text:style-name="P12">The expression may be combined with an expression of approximate and/or <text:span text:style-name="T54">uncertainty as well.</text:span></text:p>
      <text:p text:style-name="P12"/>
      <text:p text:style-name="P70">Note: While the precision does not change, comparisons are made as-if of a lower (coaser) precision. Example <text:s/>1999-XX is handled in the comparison as-if 1999 and thus matches 1999-01. Once the values for X are filled-in they may no longer match but during the duration we can’t say it does not match.</text:p>
      <text:p text:style-name="P9"/>
      <text:h text:style-name="Heading_20_4" text:outline-level="4">Before and/or after (..)</text:h>
      <text:p text:style-name="Standard">Level 1: Not available</text:p>
      <text:p text:style-name="Standard">Level 2: ..” (two dots) may be used before a date to <text:s/>denote “before or on the date” <text:s/>or after a date to denote “on this date or after”.</text:p>
      <text:p text:style-name="Standard"/>
      <text:h text:style-name="Heading_20_4" text:outline-level="4">Extended Year Formats <text:span text:style-name="T42">(beyond year 9999)</text:span></text:h>
      <text:p text:style-name="Standard">‘Y’ may be used at the beginning of the date string to signify that the date is a year, when (and only when) the year exceeds four digits, i.e. for years later than 9999 or earlier than -9999.</text:p>
      <text:p text:style-name="Standard"><text:s/></text:p>
      <text:h text:style-name="Heading_20_4" text:outline-level="4">Significant Digits <text:span text:style-name="T42">(available only in Level-2)</text:span></text:h>
      <text:p text:style-name="Text_20_body"><text:s/><text:span text:style-name="T42">A</text:span> year is followed by ‘S’, followed by a positive integer, the integer indicates the number of significant digits for the expressed year.</text:p>
      <text:p text:style-name="P13">Example: “1950S2” := Some year between 1900 and 1999 , estimated to be 1950. <text:s/></text:p>
      <text:p text:style-name="Standard"/>
      <text:h text:style-name="Heading_20_4" text:outline-level="4"><text:soft-page-break/>Seasons (Year Divisions)</text:h>
      <text:p text:style-name="P13">Level 1: The values 21, 22, 23, 24 may be used to signify ' Spring', 'Summer', 'Autumn', 'Winter', respectively. <text:s/>Example: 2020-21 for Spring 2020</text:p>
      <text:p text:style-name="P13"/>
      <text:p text:style-name="P14">These values are from the perspective of the “reporter” and don’t respect their location. But since<text:span text:style-name="T42"> Summer is the Southern Hemisphere maps to Winter in the Northern we have in Level-2 additionally:</text:span></text:p>
      <text:p text:style-name="P14"/>
      <text:p text:style-name="P13"><text:s text:c="4"/>25-28 = Spring - Northern Hemisphere, Summer- Northern Hemisphere, Autumn <text:s/>- Northern <text:s/></text:p>
      <text:p text:style-name="P13"><text:s text:c="20"/>Hemisphere, Winter - Northern Hemisphere <text:s/></text:p>
      <text:p text:style-name="P13"><text:s text:c="4"/>29-32 = Spring – Southern Hemisphere, Summer– Southern Hemisphere, Autumn – Southern <text:s/></text:p>
      <text:p text:style-name="P13"><text:s text:c="20"/>Hemisphere, Winter - Southern Hemisphere <text:s/></text:p>
      <text:p text:style-name="P13"><text:s text:c="4"/>33-36 = Quarter 1, Quarter 2, Quarter 3, Quarter 4 (3 months <text:s/>each) </text:p>
      <text:p text:style-name="P13"><text:s text:c="4"/>37-39 = Quadrimester 1, Quadrimester 2, Quadrimester 3 <text:s/>(4 months each) </text:p>
      <text:h text:style-name="Heading_20_4" text:outline-level="4">Decade <text:span text:style-name="T43">(available in Level-2 only)</text:span></text:h>
      <text:p text:style-name="P44">Format: YYY <text:s text:c="13"/>Example: 196 (1960-1969) <text:s text:c="25"/>Example: 196~ (approximate decade)</text:p>
      <text:p text:style-name="Standard">Note: the expression 196 expresses what is commonly called the “1960s”. It does not refer to an event within the interval defined from 1 Jan 1960 to 31 Dec 1969 but refers to a singular event viewed with decade precision.</text:p>
      <text:h text:style-name="Heading_20_4" text:outline-level="4">Century <text:span text:style-name="T44">(YY)</text:span></text:h>
      <text:p text:style-name="P23"><text:span text:style-name="T47">The ISO-</text:span><text:span text:style-name="T57">8601:2019</text:span><text:span text:style-name="T47"> </text:span>specification DOES NOT address named centuries such as the “18th century” nor does it take a position on the meaning of a named century. Generally in ISO-8601 “<text:span text:style-name="T57">c</text:span>entury” <text:span text:style-name="T57">is an expression limited to date ranges and is not applied to dates (only day, year and decade precision is explicitly defined by the standard). An expression YY</text:span> refers to the hundred year time interval consisting of years beginning with those two digits<text:span text:style-name="T57">.</text:span></text:p>
      <text:p text:style-name="P24">In the parser we have two classes. One for dates and one for date ranges. In contrast to ISO-8601:2019 we also support YY as an explicit expression of year<text:span text:style-name="T44"> in the current, previous of next century depending upon a business logic that uses the value and the current year to resolve to a “best guess” of the intended year. <text:s/>For the expression of an interval century we instead expect expressions such as ‘1900/1999’ </text:span>or an expression explicityl passed to the date range parser.</text:p>
      <text:p text:style-name="P25"><text:span text:style-name="T44">To express centuries (our extension) we use expressions such as 18th century, 18 j.h (German for century), </text:span><text:bookmark text:name="tw-target-text"/><text:span text:style-name="T45">1</text:span><text:span text:style-name="T46">8</text:span><text:span text:style-name="T45">ème siècle </text:span><text:span text:style-name="T44">etc. </text:span><text:span text:style-name="T47">Analogous to year, century </text:span><text:span text:style-name="T44">does not refer to an event within the </text:span><text:span text:style-name="T47">100 year </text:span><text:span text:style-name="T44">interval defined from 1 Jan <text:s/></text:span><text:span text:style-name="T47">of 00</text:span><text:span text:style-name="T44"> but refers to a singular event viewed with </text:span><text:span text:style-name="T59">the</text:span><text:span text:style-name="T44"> precision </text:span><text:span text:style-name="T59">associated with century (currently year but set to change to century once agreement is reached on what it means)</text:span><text:span text:style-name="T44">.</text:span></text:p>
      <text:p text:style-name="P25"/>
      <text:p text:style-name="P62">NOTE: the parser currently views centuries with year precision as this was the convention agreed among the EDTF community—and ISO-8601:2019 completely evaded the discussion. </text:p>
      <text:h text:style-name="Heading_20_4" text:outline-level="4">RFC-<text:span text:style-name="T72">3</text:span>339 </text:h>
      <text:p text:style-name="P48">The RFC is the IETF standard for “Date and Time on the Internet: Timestamps”.</text:p>
      <text:p text:style-name="P47"><text:soft-page-break/>Is a profile (subset) of ISO 8601:<text:span text:style-name="T71">1988. <text:s/>Its only “extension” is that it permits the</text:span> space separator for time, e.g. <text:span text:style-name="Source_20_Text">20</text:span><text:span text:style-name="Source_20_Text"><text:span text:style-name="T71">21</text:span></text:span><text:span text:style-name="Source_20_Text">-1</text:span><text:span text:style-name="Source_20_Text"><text:span text:style-name="T71">0</text:span></text:span><text:span text:style-name="Source_20_Text">-</text:span><text:span text:style-name="Source_20_Text"><text:span text:style-name="T71">09</text:span></text:span><text:span text:style-name="Source_20_Text"> 0</text:span><text:span text:style-name="Source_20_Text"><text:span text:style-name="T71">1</text:span></text:span><text:span text:style-name="Source_20_Text">:</text:span><text:span text:style-name="Source_20_Text"><text:span text:style-name="T71">23</text:span></text:span><text:span text:style-name="Source_20_Text">:00Z</text:span></text:p>
      <text:p text:style-name="P49"><text:span text:style-name="Source_20_Text"><text:span text:style-name="T17">Many products that claim ISO-8601 (typically without an edition listed) don’t but are more or less based on this RFC.</text:span></text:span></text:p>
      <text:h text:style-name="P55" text:outline-level="4">RFC-2822/<text:span text:style-name="T73">RFC-822 </text:span>Dates</text:h>
      <text:p text:style-name="P46"><text:span text:style-name="T74">The RFC is the IETF standard for “</text:span>Internet Message Format”.</text:p>
      <text:p text:style-name="P6"><text:span text:style-name="T5">Date and time occur in several </text:span><text:span text:style-name="T11">email </text:span><text:span text:style-name="T5">header fields. <text:s/>This section specifies <text:s/>the syntax for a full date and time specification. <text:s/></text:span></text:p>
      <text:p text:style-name="P8"/>
      <text:p text:style-name="P8">date-time <text:s text:c="6"/>= <text:s text:c="6"/>[ day-of-week "," ] date FWS time [CFWS]</text:p>
      <text:p text:style-name="P8">day-of-week <text:s text:c="4"/>= <text:s text:c="6"/>([FWS] day-name) / obs-day-of-week</text:p>
      <text:p text:style-name="P8">day-name <text:s text:c="7"/>= <text:s text:c="6"/>"Mon" / "Tue" / "Wed" / "Thu" /</text:p>
      <text:p text:style-name="P8"><text:s text:c="24"/>"Fri" / "Sat" / "Sun"</text:p>
      <text:p text:style-name="P8">date <text:s text:c="11"/>= <text:s text:c="6"/>day month year</text:p>
      <text:p text:style-name="P8">year <text:s text:c="11"/>= <text:s text:c="6"/>4*DIGIT / obs-year</text:p>
      <text:p text:style-name="P8">month <text:s text:c="10"/>= <text:s text:c="6"/>(FWS month-name FWS) / obs-month</text:p>
      <text:p text:style-name="P8">month-name <text:s text:c="5"/>= <text:s text:c="6"/>"Jan" / "Feb" / "Mar" / "Apr" /</text:p>
      <text:p text:style-name="P8"><text:s text:c="24"/>"May" / "Jun" / "Jul" / "Aug" /</text:p>
      <text:p text:style-name="P8"><text:s text:c="24"/>"Sep" / "Oct" / "Nov" / "Dec"</text:p>
      <text:p text:style-name="P8">day <text:s text:c="12"/>= <text:s text:c="6"/>([FWS] 1*2DIGIT) / obs-day</text:p>
      <text:p text:style-name="P8">time <text:s text:c="11"/>= <text:s text:c="6"/>time-of-day FWS zone</text:p>
      <text:p text:style-name="P8">time-of-day <text:s text:c="4"/>= <text:s text:c="6"/>hour ":" minute [ ":" second ]</text:p>
      <text:p text:style-name="P8">hour <text:s text:c="11"/>= <text:s text:c="6"/>2DIGIT / obs-hour</text:p>
      <text:p text:style-name="P8">minute <text:s text:c="9"/>= <text:s text:c="6"/>2DIGIT / obs-minute</text:p>
      <text:p text:style-name="P8">second <text:s text:c="9"/>= <text:s text:c="6"/>2DIGIT / obs-second</text:p>
      <text:p text:style-name="P8">zone <text:s text:c="11"/>= <text:s text:c="6"/>(( "+" / "-" ) 4DIGIT) / obs-zone</text:p>
      <text:p text:style-name="P7"/>
      <text:p text:style-name="P51">For month-name we support a number of other languages.</text:p>
      <text:h text:style-name="Heading_20_2" text:outline-level="2">Parser</text:h>
      <text:p text:style-name="P9">The date parser <text:span text:style-name="T31">is </text:span><text:span text:style-name="T32">relatively complicated and less than straightfoward due </text:span>to a great extent due to <text:span text:style-name="T32">its ambition to handle </text:span>the large range of date formats and semantics in widespread use. <text:span text:style-name="T32">Internally the parser attempts to store dates in a manner </text:span><text:span text:style-name="T33">consistent with ISO-8601:2019 <text:s/>(as well as some features of EDTF that did not make it into the ISO standard). Signifcant date formats that are parsed are, among others, </text:span><text:span text:style-name="T34">RFC-2822 dates (and some derivates) as commonly used in electronic mails </text:span><text:span text:style-name="T36">as well as “common” (and typically not well defined and/or ambiguous formats are found in many countries such as </text:span><text:span text:style-name="T37">M/D/[YY]YY, <text:s/>DD/MM/[YY]YY, [YY]</text:span><text:span text:style-name="T36">YY-MM-DD, </text:span><text:span text:style-name="T37">DD.MM.[YY]YY etc.</text:span></text:p>
      <text:p text:style-name="P9"/>
      <text:list xml:id="list3622524150" text:style-name="L4">
        <text:list-item>
          <text:p text:style-name="P63"><text:span text:style-name="T7">The date parser for long date names understand only the following languages: English, French, German (and Austrian variants), Spanish, Italian and Polish. <text:s/></text:span><text:span text:style-name="T8">Adding additional languages is straightfoward: see date.cxx</text:span></text:p>
        </text:list-item>
      </text:list>
      <text:list xml:id="list775140556" text:style-name="L5">
        <text:list-item>
          <text:p text:style-name="P64"><text:span text:style-name="T5">Valid dates included are also the national </text:span><text:span text:style-name="T9">numerical only (non-ISO) </text:span><text:span text:style-name="T5">standards using the ‘-’. ‘.’ <text:s/>and ‘/’ styles of notation. Dates are either intrinsically resolved or should they be ambiguous </text:span><text:soft-page-break/><text:span text:style-name="T5">using the locale. In a <text:s/>date specified as 03/28/2019, its clear that the 28 refers to day of the month, while an expression such as 03-03-23 is ambiguous. </text:span><text:span text:style-name="T10">Sometimes the the use of a dash, slash or period has a semantic difference but sometimes they are used interchangeably. </text:span><text:span text:style-name="T5"><text:s/>In Sweden for instance the ‘-’ notation is generally used as Year Month Day </text:span><text:span text:style-name="T10">(e.g. 99-12-31)</text:span><text:span text:style-name="T5"> while in </text:span><text:span text:style-name="T9">the US it is written as Month Day Year and in much of the European continent its Day Month Year. In Britain both Month Day Year and from the end of the 19</text:span><text:span text:style-name="T19">th</text:span><text:span text:style-name="T9"> Century Day Month Year are, aligning with the Continent, commonly encountered. <text:s/>In the UK, in fact, all of the following forms 31/12/99, 31.12.99, 31.xii.99 and 1999-12-31 are encountered. </text:span><text:span text:style-name="T10">With years in YYYY notation or with NN &gt; 31 its clear that it can’t be day of the month just as NN &gt; 12 can’t be the number of the month.</text:span></text:p>
        </text:list-item>
        <text:list-item>
          <text:p text:style-name="P74"><text:span text:style-name="T10">I</text:span><text:span text:style-name="T5">n two digit YY specified years the year is resolved as following:</text:span></text:p>
          <text:list>
            <text:list-header>
              <text:p text:style-name="P74"><text:s text:c="3"/><text:span text:style-name="T52"><text:s/></text:span><text:span text:style-name="T53">Current Year <text:s text:c="7"/>Two Digit Year <text:s text:c="4"/>Year RR Format</text:span></text:p>
              <text:p text:style-name="P65"><text:s text:c="4"/><text:span text:style-name="T16">Last Two Digits <text:s text:c="6"/>Specified <text:s text:c="11"/>Returns</text:span></text:p>
              <text:p text:style-name="P66"><text:s text:c="4"/>--------------- <text:s text:c="8"/>-------------- <text:s text:c="9"/>----------------</text:p>
              <text:p text:style-name="P66"><text:s text:c="9"/>0-49 <text:s text:c="20"/>0-49 <text:s text:c="14"/>Current Century</text:p>
              <text:p text:style-name="P66"><text:s text:c="8"/>50-99 <text:s text:c="19"/>0-49 <text:s text:c="14"/>One Century after current</text:p>
              <text:p text:style-name="P66"><text:s text:c="9"/>0-49 <text:s text:c="18"/>50-99 <text:s text:c="14"/>One Century before current</text:p>
              <text:p text:style-name="P66"><text:s text:c="8"/>50-99 <text:s text:c="17"/>50-99 <text:s text:c="14"/>Current Century</text:p>
              <text:p text:style-name="P66"/>
              <text:p text:style-name="P66"><text:s text:c="3"/>Unix Model: Year starts at 70 for 1970</text:p>
              <text:p text:style-name="P66"><text:s text:c="7"/>00-68 <text:s text:c="15"/>2000-2068</text:p>
              <text:p text:style-name="P66"><text:s text:c="7"/>69-99 <text:s text:c="15"/>1969-1999</text:p>
              <text:p text:style-name="P64"/>
            </text:list-header>
          </text:list>
        </text:list-item>
        <text:list-item>
          <text:p text:style-name="P74">The parser understands precision of day, month, year</text:p>
        </text:list-item>
        <text:list-item>
          <text:p text:style-name="P74"><text:span text:style-name="T5">The parser understands BC and BCE dates, e.g. “12</text:span><text:span text:style-name="T18">th</text:span><text:span text:style-name="T5"> century b.c.”</text:span></text:p>
        </text:list-item>
      </text:list>
      <text:p text:style-name="P41">The <text:span text:style-name="T20">parser supports</text:span> number of special reserved terms for dates such as "Today", "Now", "Yesterday", "Last Week", "Past Month", "14 days ago" etc. Inputs such as 2/10/2010 are ambiguous and should they be desired added as local formats (See next <text:span text:style-name="T21">section</text:span>). </text:p>
      <text:h text:style-name="P56" text:outline-level="4"><text:bookmark-start text:name="__RefHeading___Toc20665_3285073552"/>Relative dates controlled vocabulary<text:bookmark-end text:name="__RefHeading___Toc20665_3285073552"/></text:h>
      <text:p text:style-name="P40"><text:span text:style-name="T5">“Today” :</text:span><text:span text:style-name="T6">=</text:span><text:span text:style-name="T5"> the LOCAL date (of the server) without time (day precision).<text:line-break/>“Yester[day|week|month|year]” :</text:span><text:span text:style-name="T6">= t</text:span><text:span text:style-name="T5">he past X (X precision) from the point of view of the local date/time where X is one of day, week, month or year (e.g. Yesterday is the day before today in day precision)</text:span><text:line-break/><text:line-break/>“Tomorrow” :<text:span text:style-name="T20">=</text:span> the day after today (day precision) <text:line-break/>"This day" := Today<text:line-break/>"This Month" :<text:span text:style-name="T20">=</text:span> the current month (LOCAL) in month precision<text:line-break/>"This year" :? the current year (LOCAL) in year precision.<text:line-break/>Now or Present -- the date/time at the moment the word is parsed.<text:line-break/><text:soft-page-break/>[Last|Past] [NNN] Sec[onds]|Min[utes]|H[ours]|Day[s]|Week[s]|Month[s]|Year[s]|Decade[s]|Millennium [Ago|Past]<text:line-break/>Last|Past&amp;nsp;Sun[day]|Mon[day]|Tue[sday]|Wed[nesday]|Thu[rsday]|Fri[day]|Sat[urday]</text:p>
      <text:p text:style-name="P40">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Standard"><text:span text:style-name="T22">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text:p>
      <text:p text:style-name="Standard">Note also that "14 days ago" defines a date as well as method of comparison based upon day precision---thus something different from 335 hours ago or 2 weeks ago. Last year, resp. month etc., each define a precision of year, resp. month etc.</text:p>
      <text:p text:style-name="Standard"/>
      <text:p text:style-name="P40">The prefix "<text:span text:style-name="Citation">End of</text:span>" is interpreted as the end of the period. </text:p>
      <text:p text:style-name="Standard">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Standard">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p>
      <text:p text:style-name="Standard"><text:span text:style-name="Citation"/></text:p>
      <text:p text:style-name="Standard"><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P56" text:outline-level="4"><text:bookmark-start text:name="__RefHeading___Toc20667_3285073552"/>Local Extensions to handle "ambiguous" national formats<text:bookmark-end text:name="__RefHeading___Toc20667_3285073552"/></text:h>
      <text:p text:style-name="P40">A number of local formats can be easily added via a "datemsk.ini" file. That file is quite simple and uses host-platform STRPTIME(3) function. </text:p>
      <text:h text:style-name="P57" text:outline-level="4">Precision</text:h>
      <text:p text:style-name="P33"><text:span text:style-name="T12">Precision is a measure of a range or interval within which the ‘true’ value exists. Precision is explicit in the date or date/time expression; if an event occurred in the year 1318, the precision is one year (it could occur at any time within this year). If we specify 1945-09-15, the precision is one day, etc. <text:s/>In EDTF we can extend this definition to a specify a decade or century precision using the </text:span><text:span text:style-name="T13">X</text:span><text:span text:style-name="T12"> symbol - see discussion of masked precision </text:span><text:span text:style-name="T15">above</text:span><text:span text:style-name="T12">. </text:span><text:span text:style-name="T14">In Level-2 of ISO-8601 we have an extention that explicitly expresses decade precision.</text:span></text:p>
      <text:p text:style-name="P67"/>
      <text:p text:style-name="P32"><text:soft-page-break/>enum Date_Precision {</text:p>
      <text:p text:style-name="P32"><text:s text:c="2"/>UNKNOWN_DATE=0, BAD_DATE, CURRENT_DATE, <text:span text:style-name="T60">MILENIUM_PREC, </text:span><text:span text:style-name="T58">CENTURY_PREC, </text:span><text:s/>YEAR_PREC, MONTH_PREC, DAY_PREC, HOUR_PREC, MIN_PREC, SEC_PREC</text:p>
      <text:p text:style-name="P32">};</text:p>
      <text:h text:style-name="Heading_20_4" text:outline-level="4">Storage Model</text:h>
      <text:p text:style-name="P28">Internally dates are stored in two 32-bit words. <text:s/></text:p>
      <text:p text:style-name="P28"><text:s/><text:span text:style-name="T62">// Data</text:span></text:p>
      <text:p text:style-name="P31"><text:s text:c="2"/><text:span text:style-name="T64">uint32_t</text:span> <text:s text:c="9"/>d_date;</text:p>
      <text:p text:style-name="P31"><text:s text:c="2"/><text:span text:style-name="T64">uint32_t</text:span> <text:s text:c="9"/>d_rest; </text:p>
      <text:p text:style-name="P28"/>
      <text:p text:style-name="P28">The <text:span text:style-name="T63">d_date</text:span> store<text:span text:style-name="T64">s</text:span> <text:span text:style-name="T61">YYYY, YYYYMM</text:span> or <text:span text:style-name="T61">YYYYMMDD</text:span> while <text:span text:style-name="T63">d_rest</text:span> store<text:span text:style-name="T64">s</text:span> HHMMSS, in FFFFF We store the d_prec <text:span text:style-name="T64">(precision)</text:span> in the upper <text:span text:style-name="T61">FFF</text:span></text:p>
      <text:p text:style-name="P27"><text:s text:c="12"/>d_prec = (d_rest &amp; 0xFFF00000) &gt;&gt; 20;</text:p>
      <text:p text:style-name="P27"><text:s text:c="12"/>d_time = (d_rest &amp; 0x000FFFFF);</text:p>
      <text:p text:style-name="P27">In the future to support extended year ranges (beyond +-9999) we’ll move to 64-bit words for <text:span text:style-name="T64">d_date.</text:span> </text:p>
      <text:p text:style-name="P27"/>
      <text:p text:style-name="P35">We store the dates as integers DDMMYYYY. So the date 20 Jan 2021 is stored as 20012021. <text:span text:style-name="T66">Since the max. year in this model is 9999 we can calculate by 9999+1 or modulo 10000 for year.</text:span></text:p>
      <text:p text:style-name="P35"/>
      <text:p text:style-name="P35">From this its easy to strip out the elements from a date x:</text:p>
      <text:p text:style-name="P35">Year := <text:s text:c="5"/>x%10000</text:p>
      <text:p text:style-name="P35">Month := <text:s text:c="2"/>(x/1000)%100</text:p>
      <text:p text:style-name="P35">Day:= <text:s text:c="7"/>(x/1000000)%100</text:p>
      <text:p text:style-name="P35">Wday:= <text:s text:c="5"/>(_to_julian (x) + 2) % 7)</text:p>
      <text:p text:style-name="P35">where _to_julian(x) returns the conversion to Julian date.</text:p>
      <text:p text:style-name="P29"/>
      <text:p text:style-name="P35">Triming precision is thus easy:</text:p>
      <text:p text:style-name="P29">MonthPrecision :<text:span text:style-name="T65">=</text:span> <text:s text:c="3"/>((x) - Day*1000000)</text:p>
      <text:p text:style-name="P29">YearPrecision:<text:span text:style-name="T66">= <text:s text:c="8"/>Year</text:span></text:p>
      <text:p text:style-name="P52"/>
      <text:h text:style-name="Heading_20_4" text:outline-level="4">Date Comparisons/<text:span text:style-name="T38">Matching</text:span></text:h>
      <text:p text:style-name="P42">Central to the code is the problem: When do dates/times match?</text:p>
      <text:p text:style-name="P36">Dates follow the rules of least precision comparison. A date query for 2001 matches, for example, <text:s/>20010<text:span text:style-name="T67">9</text:span>1<text:span text:style-name="T67">1</text:span> <text:span text:style-name="T67">(11 Sept. 2001) since the event encoded by “2001” can be any instant within the whole year (as measured with date precision)</text:span>. <text:span text:style-name="T67">It could technically even match 20020101.</text:span> </text:p>
      <text:p text:style-name="P36"/>
      <text:p text:style-name="P73">Using the placeholder X in dates (level-1) </text:p>
      <text:p text:style-name="P36"/>
      <text:p text:style-name="P36"/>
      <text:p text:style-name="P36">While &gt;19 as a string is equivalent to 19* and matches 199 or even 19x as a numerical field <text:s/>all values &gt; 19, e.g. 20, 21, 22, 23 etc. </text:p>
      <text:p text:style-name="P34"/>
      <text:p text:style-name="P34"><text:soft-page-break/><text:span text:style-name="T58">The function is handled in the parser by the Compare method which trims to the least precise of two dates that are compared </text:span>and returns:</text:p>
      <text:p text:style-name="P30">enum Date_Match {</text:p>
      <text:p text:style-name="P30"><text:s text:c="2"/>MATCH_ERROR=-1, BEFORE, BEFORE_DURING, DURING_EQUALS, DURING_AFTER, AFTER</text:p>
      <text:p text:style-name="P30">};</text:p>
      <text:p text:style-name="P26"/>
      <text:p text:style-name="P22">Central to understanding matching is the idea of precision to try to answer the question: Can the two date expressions refer to the same event but by different measurements? </text:p>
      <text:p text:style-name="P21"/>
      <text:p text:style-name="P20"><text:span text:style-name="T55">To better </text:span><text:span text:style-name="T56">explain</text:span><text:span text:style-name="T55"> the concept of precision </text:span><text:span text:style-name="T56">(as introduced in ISO-8601:2019)</text:span><text:span text:style-name="T55"> </text:span>I wrote <text:span text:style-name="T55">in the EDTF list</text:span>: </text:p>
      <text:p text:style-name="P20"/>
      <text:p text:style-name="P5">On Thu, 2 Dec 2010 15:53:40 -0500, Ray Denenberg wrote</text:p>
      <text:p text:style-name="P3">&gt; Ed - Your argument for 196u in favor of [1060....1969] <text:s/>certainly </text:p>
      <text:p text:style-name="P3">&gt; convinces me that I would rather use an analog than digital </text:p>
      <text:p text:style-name="P50">&gt; thermometer if I am seeking accuracy and repeatability. And that I </text:p>
      <text:p text:style-name="P4">Digital display technology makes them nearly always more readable than</text:p>
      <text:p text:style-name="P3">analog. This is the case for not just measure of temperature, weights</text:p>
      <text:p text:style-name="P3">and lengths but also time.</text:p>
      <text:p text:style-name="P3"/>
      <text:p text:style-name="P3">Early mass market battery powered digital clocks from Asia were notoriously</text:p>
      <text:p text:style-name="P3">inaccurate. While cheap mains powered clocks used the line frequency (50Hz </text:p>
      <text:p text:style-name="P3">or 60-Hz) these used little more than a simple RC-oscillator--- the first LED</text:p>
      <text:p text:style-name="P3">watch, the Pulsar, used a 32.768 Khz crystal or 2^15 but cost $1500 USD</text:p>
      <text:p text:style-name="P3">in 1970--- and a counter. LCD made it possible for cheap driver circuits so</text:p>
      <text:p text:style-name="P3">there were even some cheap LCD stop-watches sold in the early 1980s that</text:p>
      <text:p text:style-name="P3">even offered 1/10th second readability. If anyone here recalls them they </text:p>
      <text:p text:style-name="P3">were extremely cheap (under $1 USD in Asia) but often lost (I seem to remember</text:p>
      <text:p text:style-name="P3">them always running slow) as much as 5 min. day (despite xtal).</text:p>
      <text:p text:style-name="P3"/>
      <text:p text:style-name="P3">Compare now to the readability, repeatability and accuracy of a COSC </text:p>
      <text:p text:style-name="P3">certified chronometer: it can have, at best, 1 second readability but repeatability </text:p>
      <text:p text:style-name="P3">of better than +-5 seconds/day and accuracy better than +-10 seconds/day </text:p>
      <text:p text:style-name="P3">(which in the extreme case adds up 1 hour/year <text:s/>365*10 sec = 3650/60 min).</text:p>
      <text:p text:style-name="P3"/>
      <text:p text:style-name="P3">Many wristwatches don't have seconds hands and thus provide readability of</text:p>
      <text:p text:style-name="P3">only 1 minute. Some of these have good higher frequency xtal controlled</text:p>
      <text:p text:style-name="P3">(CMOS low power) movements and are are thus much more accurate than any </text:p>
      <text:p text:style-name="P3">COSC certified chronometer: accuracy up to +-1 min/year (in other words accuracy</text:p>
      <text:p text:style-name="P3">and precision within a year are in the same units).</text:p>
      <text:p text:style-name="P3"/>
      <text:p text:style-name="P3">In 1967 the General Conference on Weights and Measures (CGPM) adopted the</text:p>
      <text:p text:style-name="P3">atomic definition of the second as the unit of time interval. The second</text:p>
      <text:p text:style-name="P3">is defined as the duration of 9192631770 cycles of radiation corresponding</text:p>
      <text:p text:style-name="P3">to the transition between two energy levels of the caesium-133 atom.</text:p>
      <text:p text:style-name="P3"/>
      <text:p text:style-name="P3">There used to be something called "Normed Railway Time" (Normalzeit). In</text:p>
      <text:p text:style-name="P3">Germany the national railway operated a system of clocks built around Lavet</text:p>
      <text:p text:style-name="P3">stepping motors (today the system is still in operation but is now driven </text:p>
      <text:p text:style-name="P3">by DCF77 radio, e.g. national time reference). These clocks were readable to 1</text:p>
      <text:p text:style-name="P3">second. They were accurate (against their own reference) and repeatable to</text:p>
      <text:p text:style-name="P3">the speed to electricity to transfer the pulses which put it at under 1</text:p>
      <text:p text:style-name="P3">second.</text:p>
      <text:p text:style-name="P3"/>
      <text:p text:style-name="P3">I've mentioned the Hebrew date/time system. Its <text:s/>based upon an astronomical</text:p>
      <text:p text:style-name="P3"><text:soft-page-break/>model: the motion of the Sun. While the Babylonians had a concept of </text:p>
      <text:p text:style-name="P3">"seconds" and sub-seconds (dividing things) the Babylonians measured (and reported </text:p>
      <text:p text:style-name="P3">time) using a double-hour lasting 120 modern minutes, a time-degree lasting four</text:p>
      <text:p text:style-name="P3">modern minutes, and a barleycorn lasting 3 1/3 modern seconds. One could</text:p>
      <text:p text:style-name="P3">talk about 1/60th of a barleycorn but there was no means to measure it.</text:p>
      <text:p text:style-name="P3"/>
      <text:p text:style-name="P3">This brings us back to the origin of precise and accurate modern second</text:p>
      <text:p text:style-name="P3">measurements. This can be credited to Huygens who first suggested the use</text:p>
      <text:p text:style-name="P3">of a pendulum, viz. the linkage of time with the force of gravity (constant</text:p>
      <text:p text:style-name="P3">at any given spot on the planet).</text:p>
      <text:p text:style-name="P3"/>
      <text:p text:style-name="P3">What we have now is gravity, decay of caesium-133 and the motion of the Sun</text:p>
      <text:p text:style-name="P3">across the Meridan.. AND we have measurement of time given my people </text:p>
      <text:p text:style-name="P3">against some reference clock near an event.. e.g. 1865-05-15T7:22 Washington DC </text:p>
      <text:p text:style-name="P3">time for the death of Lincoln.</text:p>
      <text:p text:style-name="P3"/>
      <text:p text:style-name="P3">In Judaism there is even geospatial issues for some date/events. Purim, for</text:p>
      <text:p text:style-name="P3">example, is celebrated in all places that were surrounded by walls at the</text:p>
      <text:p text:style-name="P3">time of Yehoshua as in Shushan (Susa, Iran) on 14 Adar and elsewhere on the</text:p>
      <text:p text:style-name="P3">15 Adar. Thus in Jerusalem Purim is 14 but elsewhere the 15th. To </text:p>
      <text:p text:style-name="P3">distinguish the two one can speak of Purim De'Prazot and Purim De'Mukafot but generally</text:p>
      <text:p text:style-name="P3">the indication of day, 14 or 15, is implicitly set by the location of </text:p>
      <text:p text:style-name="P3">either the speaker or listener in Jerusalem.</text:p>
      <text:p text:style-name="P3"/>
      <text:p text:style-name="P3">I've been talking about measuring the current time. Going the other way..</text:p>
      <text:p text:style-name="P3">We often measure the age of things in the lab using Radiocarbon dating.</text:p>
      <text:p text:style-name="P3">The interesting thing about carbon dating is that its level of uncertainty</text:p>
      <text:p text:style-name="P3">is relatively low and does not increase linearly in time.</text:p>
      <text:p text:style-name="P3">The precision of a radiocarbon date is within a few hundred years.</text:p>
      <text:p text:style-name="P3"/>
      <text:p text:style-name="P3">Like the doctors noting what they assume to be the date/time of of </text:p>
      <text:p text:style-name="P3">Lincoln's death we also have for Biblical events a chronology specified in the Torah.</text:p>
      <text:p text:style-name="P3">The Torah gives us dates with much higher precision than Radiocarbon dating</text:p>
      <text:p text:style-name="P3">and the Torah itself can be calculated as being "given" on Mount Sinai 3323</text:p>
      <text:p text:style-name="P3">years ago.</text:p>
      <text:p text:style-name="P3"/>
      <text:p text:style-name="P3">We have another form of dating which I'll call empirical dating. Its </text:p>
      <text:p text:style-name="P3">relevant to bibliographic recording. One does not know when, in fact, something was</text:p>
      <text:p text:style-name="P3">published but makes a good "educated guess" with a scientific consensus. </text:p>
      <text:p text:style-name="P3">These dates are not "questionable".. but they may change (in contrast to dates </text:p>
      <text:p text:style-name="P3">determined by Biblical chronology) as new states of information and </text:p>
      <text:p text:style-name="P3">knowledge</text:p>
      <text:p text:style-name="P3">emerge.</text:p>
      <text:p text:style-name="P3"/>
      <text:p text:style-name="P3">We will now agree that also for time systems we have differences in</text:p>
      <text:p text:style-name="P3">readability, repeatability and accuracy and that higher readability does</text:p>
      <text:p text:style-name="P3">not mean higher repeatability nor repeatability mean accuracy-- which </text:p>
      <text:p text:style-name="P3">itself is really a measure against a reference (and includes its own model or</text:p>
      <text:p text:style-name="P50">paradigm)--- etc.</text:p>
      <text:p text:style-name="P45"/>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style:font-size-asian="16pt" style:font-size-complex="16pt"/>
    </style:style>
    <style:style style:name="MP2" style:family="paragraph" style:parent-style-name="Footer">
      <style:text-properties officeooo:paragraph-rsid="003c9635"/>
    </style:style>
    <style:style style:name="MT1" style:family="text">
      <style:text-properties officeooo:rsid="0057a795"/>
    </style:style>
    <style:style style:name="MT2" style:family="text">
      <style:text-properties officeooo:rsid="003d4a7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ISO-8601:2019 (and other formats) </text:span>Date Parsing Code</text:p>
      </style:header>
      <style:footer>
        <text:p text:style-name="MP2"><text:span text:style-name="MT2">Date parser code (and this document): </text:span><text:a xlink:type="simple" xlink:href="https://github.com/re-Isearch/date" text:style-name="Internet_20_link" text:visited-style-name="Visited_20_Internet_20_Link"><text:span text:style-name="MT2">https://github.com/re-Isearch/date</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4T13:44:43.029897638</meta:creation-date>
    <dc:date>2021-10-13T16:00:31.938528254</dc:date>
    <meta:editing-duration>P5DT22H15M34S</meta:editing-duration>
    <meta:editing-cycles>63</meta:editing-cycles>
    <meta:generator>LibreOffice/7.1.5.2$Linux_X86_64 LibreOffice_project/10$Build-2</meta:generator>
    <meta:document-statistic meta:table-count="0" meta:image-count="0" meta:object-count="0" meta:page-count="11" meta:paragraph-count="265" meta:word-count="4516" meta:character-count="27895" meta:non-whitespace-character-count="22796"/>
  </office:meta>
</office:document-meta>
</file>